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700000285BF7C68B1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T1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BF7C68B1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бъектно-ориентированное программирование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1" fo:font-family="Arial" style:font-family-generic="swiss" style:font-pitch="variable" fo:font-size="11pt" fo:language="ru" fo:country="RU" style:font-name-asian="Arial1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1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1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4-10T19:54:52.899032824</dc:date>
    <meta:editing-cycles>1635</meta:editing-cycles>
    <meta:editing-duration>P10DT1H16M49S</meta:editing-duration>
    <meta:generator>LibreOffice/24.2.0.3$Linux_X86_64 LibreOffice_project/420$Build-3</meta:generator>
    <meta:document-statistic meta:object-count="36"/>
  </office:meta>
</office:document-meta>
</file>